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20000020885FF8709AA827D46.png" manifest:media-type="image/png"/>
  <manifest:file-entry manifest:full-path="Pictures/10000001000001B00000010D98C56FD6A7FD0EB8.png" manifest:media-type="image/png"/>
  <manifest:file-entry manifest:full-path="Pictures/10000001000003BB0000020C86E2CBC945FD5766.png" manifest:media-type="image/png"/>
  <manifest:file-entry manifest:full-path="Pictures/10000001000002FA000002900EAAB5A9A4D5B5D8.png" manifest:media-type="image/png"/>
  <manifest:file-entry manifest:full-path="Pictures/100118730000CAAD00006F355E0CBB36AE244DCE.svg" manifest:media-type="image/svg+xml"/>
  <manifest:file-entry manifest:full-path="Pictures/100191AD0000867600004F38DC2A6BF58BCDA58C.svg" manifest:media-type="image/svg+xml"/>
  <manifest:file-entry manifest:full-path="Pictures/1000000100000335000000EC3DC69D3CA61BE663.png" manifest:media-type="image/png"/>
  <manifest:file-entry manifest:full-path="Pictures/10000001000002C3000002C32AABA8F9EF9C9D77.png" manifest:media-type="image/png"/>
  <manifest:file-entry manifest:full-path="Pictures/1000050B000069F0000069F0A8000ACDF74BB4E3.svg" manifest:media-type="image/svg+xml"/>
  <manifest:file-entry manifest:full-path="Pictures/10000001000003990000021F0BEEF00CAFA2E211.png" manifest:media-type="image/png"/>
  <manifest:file-entry manifest:full-path="Pictures/10000001000002C3000002C3D1D917A44EE40D28.png" manifest:media-type="image/png"/>
  <manifest:file-entry manifest:full-path="Pictures/10008573000075D3000058E26D507F2902CC4A88.svg" manifest:media-type="image/svg+xml"/>
  <manifest:file-entry manifest:full-path="Pictures/1000000100000280000000C316AD6C25203063AB.png" manifest:media-type="image/png"/>
  <manifest:file-entry manifest:full-path="Pictures/10018C1700008AB300004CCBCDFA5E77656BF30E.svg" manifest:media-type="image/svg+xml"/>
  <manifest:file-entry manifest:full-path="Pictures/10000424000069F0000069F0EC36DB2FF6A14113.svg" manifest:media-type="image/svg+xml"/>
  <manifest:file-entry manifest:full-path="Pictures/1000ABFD00008EBB00004D1A960485A356E01D96.svg" manifest:media-type="image/svg+xml"/>
  <manifest:file-entry manifest:full-path="Pictures/1000308900002C9A00001BC0C2161E1D1F86D4B3.svg" manifest:media-type="image/svg+xml"/>
  <manifest:file-entry manifest:full-path="Pictures/10003640000054DA0000186409FEE075A4FBFE4D.svg" manifest:media-type="image/svg+xml"/>
  <manifest:file-entry manifest:full-path="Pictures/10000001000003B60000020E1AEEB859243CFC78.png" manifest:media-type="image/png"/>
  <manifest:file-entry manifest:full-path="Pictures/100111D40000BE2B00006A8F01140E60949DF152.svg" manifest:media-type="image/svg+xml"/>
  <manifest:file-entry manifest:full-path="Pictures/100031700000422500001427E029D39421F480CD.svg" manifest:media-type="image/svg+xml"/>
  <manifest:file-entry manifest:full-path="Pictures/100000010000032E00000266FC4FDCC4CEF8989B.png" manifest:media-type="image/png"/>
  <manifest:file-entry manifest:full-path="Pictures/10000001000003C6000002056C256F77E7CD6061.png" manifest:media-type="image/png"/>
  <manifest:file-entry manifest:full-path="Pictures/10000001000003B100000211D3CEBCA21CE7466D.png" manifest:media-type="image/png"/>
  <manifest:file-entry manifest:full-path="Pictures/100024F800002D7A00001E13579B81F95FAA382F.svg" manifest:media-type="image/svg+xml"/>
  <manifest:file-entry manifest:full-path="Pictures/10000001000001B800000123C972EF303830D921.png" manifest:media-type="image/png"/>
  <manifest:file-entry manifest:full-path="Pictures/1000973D0000781900006775A48080ED0C371DDC.svg" manifest:media-type="image/svg+xml"/>
  <manifest:file-entry manifest:full-path="Pictures/1000A1960000886D0000490556C51B21DA6836C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4.443cm" fo:min-width="6.5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10.844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Roboto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ffffff" loext:opacity="100%" style:font-name="Roboto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5.158cm" svg:x="2.356cm" svg:y="2.016cm">
          <draw:image xlink:href="Pictures/100031700000422500001427E029D39421F480CD.svg" xlink:type="simple" xlink:show="embed" xlink:actuate="onLoad" draw:mime-type="image/svg+xml">
            <text:p/>
          </draw:image>
          <draw:image xlink:href="Pictures/1000000100000280000000C316AD6C25203063AB.png" xlink:type="simple" xlink:show="embed" xlink:actuate="onLoad" draw:mime-type="image/png"/>
        </draw:frame>
        <draw:frame draw:style-name="gr1" draw:text-style-name="P2" draw:layer="layout" svg:width="19.589cm" svg:height="10.845cm" svg:x="1.111cm" svg:y="8.613cm">
          <draw:image xlink:href="Pictures/10018C1700008AB300004CCBCDFA5E77656BF30E.svg" xlink:type="simple" xlink:show="embed" xlink:actuate="onLoad" draw:mime-type="image/svg+xml">
            <text:p/>
          </draw:image>
          <draw:image xlink:href="Pictures/10000001000003B60000020E1AEEB859243CFC78.png" xlink:type="simple" xlink:show="embed" xlink:actuate="onLoad" draw:mime-type="image/png"/>
        </draw:frame>
        <draw:frame draw:style-name="gr1" draw:text-style-name="P1" draw:layer="layout" svg:width="19.589cm" svg:height="10.976cm" svg:x="1.629cm" svg:y="19.476cm">
          <draw:image xlink:href="Pictures/100111D40000BE2B00006A8F01140E60949DF152.svg" xlink:type="simple" xlink:show="embed" xlink:actuate="onLoad" draw:mime-type="image/svg+xml">
            <text:p/>
          </draw:image>
          <draw:image xlink:href="Pictures/10000001000003B100000211D3CEBCA21CE7466D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1.641cm" svg:height="7.698cm" svg:x="4.853cm" svg:y="1.43cm">
          <draw:image xlink:href="Pictures/100024F800002D7A00001E13579B81F95FAA382F.svg" xlink:type="simple" xlink:show="embed" xlink:actuate="onLoad" draw:mime-type="image/svg+xml">
            <text:p/>
          </draw:image>
          <draw:image xlink:href="Pictures/10000001000001B800000123C972EF303830D921.png" xlink:type="simple" xlink:show="embed" xlink:actuate="onLoad" draw:mime-type="image/png"/>
        </draw:frame>
        <draw:frame draw:style-name="gr1" draw:text-style-name="P1" draw:layer="layout" svg:width="19.589cm" svg:height="14.777cm" svg:x="0cm" svg:y="9.763cm">
          <draw:image xlink:href="Pictures/10008573000075D3000058E26D507F2902CC4A88.svg" xlink:type="simple" xlink:show="embed" xlink:actuate="onLoad" draw:mime-type="image/svg+xml">
            <text:p/>
          </draw:image>
          <draw:image xlink:href="Pictures/100000010000032E00000266FC4FDCC4CEF8989B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9.589cm" svg:height="10.484cm" svg:x="1.111cm" svg:y="1.794cm">
          <draw:image xlink:href="Pictures/1000A1960000886D0000490556C51B21DA6836C3.svg" xlink:type="simple" xlink:show="embed" xlink:actuate="onLoad" draw:mime-type="image/svg+xml">
            <text:p/>
          </draw:image>
          <draw:image xlink:href="Pictures/10000001000003C6000002056C256F77E7CD6061.png" xlink:type="simple" xlink:show="embed" xlink:actuate="onLoad" draw:mime-type="image/png"/>
        </draw:frame>
        <draw:frame draw:name="flatscreen_tv.svg" draw:style-name="gr2" draw:text-style-name="P1" draw:layer="layout" svg:width="9.906cm" svg:height="9.906cm" svg:x="6.345cm" svg:y="14.129cm">
          <draw:image xlink:href="Pictures/10000424000069F0000069F0EC36DB2FF6A14113.svg" xlink:type="simple" xlink:show="embed" xlink:actuate="onLoad" draw:mime-type="image/svg+xml">
            <text:p/>
          </draw:image>
          <draw:image xlink:href="Pictures/10000001000002C3000002C3D1D917A44EE40D28.png" xlink:type="simple" xlink:show="embed" xlink:actuate="onLoad" draw:mime-type="image/png"/>
          <svg:title>flatscreen_tv icon</svg:title>
          <svg:desc>flatscreen_tv icon from the IconExperience.com O-Collection. Copyright by INCORS GmbH (www.incors.com).</svg:desc>
        </draw:frame>
        <draw:custom-shape draw:style-name="gr3" draw:text-style-name="P3" draw:layer="layout" svg:width="7.038cm" svg:height="4.693cm" svg:x="7.779cm" svg:y="16.791cm">
          <text:p/>
          <draw:enhanced-geometry svg:viewBox="0 0 21600 21600" draw:type="rectangle" draw:enhanced-path="M 0 0 L 21600 0 21600 21600 0 21600 0 0 Z N"/>
        </draw:custom-shape>
        <draw:frame draw:name="code_1" draw:style-name="gr1" draw:text-style-name="P1" draw:layer="layout" svg:width="3.302cm" svg:height="3.302cm" svg:x="9.647cm" svg:y="17.304cm">
          <draw:image xlink:href="Pictures/1000050B000069F0000069F0A8000ACDF74BB4E3.svg" xlink:type="simple" xlink:show="embed" xlink:actuate="onLoad" draw:mime-type="image/svg+xml">
            <text:p/>
          </draw:image>
          <draw:image xlink:href="Pictures/10000001000002C3000002C32AABA8F9EF9C9D77.png" xlink:type="simple" xlink:show="embed" xlink:actuate="onLoad" draw:mime-type="image/png"/>
          <svg:title>code_java icon</svg:title>
          <svg:desc>code_java icon from the IconExperience.com O-Collection. Copyright by INCORS GmbH (www.incors.com).</svg:desc>
        </draw:frame>
        <draw:frame draw:style-name="gr4" draw:text-style-name="P4" draw:layer="layout" svg:width="11.344cm" svg:height="1.737cm" svg:x="5.626cm" svg:y="23.606cm">
          <draw:text-box>
            <text:p><text:span text:style-name="T1">Let’s See the Code!</text:span></text:p>
          </draw:text-box>
        </draw:frame>
      </draw:page>
      <draw:page draw:name="page4" draw:style-name="dp1" draw:master-page-name="Default">
        <draw:frame draw:style-name="gr5" draw:text-style-name="P5" draw:layer="layout" svg:width="19.589cm" svg:height="5.63cm" svg:x="1.496cm" svg:y="1.089cm">
          <draw:image xlink:href="Pictures/10003640000054DA0000186409FEE075A4FBFE4D.svg" xlink:type="simple" xlink:show="embed" xlink:actuate="onLoad" draw:mime-type="image/svg+xml">
            <text:p/>
          </draw:image>
          <draw:image xlink:href="Pictures/1000000100000335000000EC3DC69D3CA61BE663.png" xlink:type="simple" xlink:show="embed" xlink:actuate="onLoad" draw:mime-type="image/png"/>
        </draw:frame>
        <draw:frame draw:style-name="gr5" draw:text-style-name="P5" draw:layer="layout" svg:width="19.589cm" svg:height="11.54cm" svg:x="0.015cm" svg:y="8.07cm">
          <draw:image xlink:href="Pictures/100191AD0000867600004F38DC2A6BF58BCDA58C.svg" xlink:type="simple" xlink:show="embed" xlink:actuate="onLoad" draw:mime-type="image/svg+xml">
            <text:p/>
          </draw:image>
          <draw:image xlink:href="Pictures/10000001000003990000021F0BEEF00CAFA2E211.png" xlink:type="simple" xlink:show="embed" xlink:actuate="onLoad" draw:mime-type="image/png"/>
        </draw:frame>
        <draw:frame draw:style-name="gr5" draw:text-style-name="P5" draw:layer="layout" svg:width="19.589cm" svg:height="10.747cm" svg:x="1.265cm" svg:y="20.662cm">
          <draw:image xlink:href="Pictures/100118730000CAAD00006F355E0CBB36AE244DCE.svg" xlink:type="simple" xlink:show="embed" xlink:actuate="onLoad" draw:mime-type="image/svg+xml">
            <text:p/>
          </draw:image>
          <draw:image xlink:href="Pictures/10000001000003BB0000020C86E2CBC945FD5766.png" xlink:type="simple" xlink:show="embed" xlink:actuate="onLoad" draw:mime-type="image/png"/>
        </draw:frame>
      </draw:page>
      <draw:page draw:name="page5" draw:style-name="dp1" draw:master-page-name="Default">
        <draw:frame draw:style-name="gr5" draw:text-style-name="P5" draw:layer="layout" svg:width="11.417cm" svg:height="7.103cm" svg:x="4.203cm" svg:y="-1.314cm">
          <draw:image xlink:href="Pictures/1000308900002C9A00001BC0C2161E1D1F86D4B3.svg" xlink:type="simple" xlink:show="embed" xlink:actuate="onLoad" draw:mime-type="image/svg+xml">
            <text:p/>
          </draw:image>
          <draw:image xlink:href="Pictures/10000001000001B00000010D98C56FD6A7FD0EB8.png" xlink:type="simple" xlink:show="embed" xlink:actuate="onLoad" draw:mime-type="image/png"/>
        </draw:frame>
        <draw:frame draw:style-name="gr5" draw:text-style-name="P5" draw:layer="layout" svg:width="19.589cm" svg:height="16.874cm" svg:x="1.635cm" svg:y="4.7cm">
          <draw:image xlink:href="Pictures/1000973D0000781900006775A48080ED0C371DDC.svg" xlink:type="simple" xlink:show="embed" xlink:actuate="onLoad" draw:mime-type="image/svg+xml">
            <text:p/>
          </draw:image>
          <draw:image xlink:href="Pictures/10000001000002FA000002900EAAB5A9A4D5B5D8.png" xlink:type="simple" xlink:show="embed" xlink:actuate="onLoad" draw:mime-type="image/png"/>
        </draw:frame>
      </draw:page>
      <draw:page draw:name="page6" draw:style-name="dp1" draw:master-page-name="Default">
        <draw:frame draw:style-name="gr5" draw:text-style-name="P5" draw:layer="layout" svg:width="19.589cm" svg:height="10.581cm" svg:x="0.715cm" svg:y="1cm">
          <draw:image xlink:href="Pictures/1000ABFD00008EBB00004D1A960485A356E01D96.svg" xlink:type="simple" xlink:show="embed" xlink:actuate="onLoad" draw:mime-type="image/svg+xml">
            <text:p/>
          </draw:image>
          <draw:image xlink:href="Pictures/10000001000003C20000020885FF8709AA827D4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2-01T01:34:12.389549417</meta:creation-date>
    <meta:generator>LibreOffice/7.2.5.2$Linux_X86_64 LibreOffice_project/20$Build-2</meta:generator>
    <dc:date>2022-02-18T08:06:30.196723506</dc:date>
    <meta:editing-duration>PT1H17M13S</meta:editing-duration>
    <meta:editing-cycles>5</meta:editing-cycles>
    <meta:document-statistic meta:object-count="16"/>
  </office:meta>
</office:document-meta>
</file>